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perty Insurance Calculator</text:span></text:p>
      <text:p text:style-name="P2"><text:span text:style-name="T1">Program takes cost of replacing damaged asset(s) as an input and informs the user what the minimal price on his property should be. </text:span></text:p>
      <text:p text:style-name="Standard"><text:span text:style-name="T1">Module main ()</text:span></text:p>
      <text:p text:style-name="Standard"><text:span text:style-name="T1">Declare Double value</text:span></text:p>
      <text:p text:style-name="Standard"><text:span text:style-name="T1">Call money (value)</text:span></text:p>
      <text:p text:style-name="Standard"><text:span text:style-name="T1">Call calculation (value)</text:span></text:p>
      <text:p text:style-name="Standard"><text:span text:style-name="T1">End Module</text:span></text:p>
      <text:p text:style-name="P1"/>
      <text:p text:style-name="Standard"><text:span text:style-name="T1">Module money (Double Ref cost)</text:span></text:p>
      <text:p text:style-name="Standard"><text:span text:style-name="T1">Display “Please enter the cost of replacing your structure.”</text:span></text:p>
      <text:p text:style-name="Standard"><text:span text:style-name="T1">Input cost</text:span></text:p>
      <text:p text:style-name="Standard"><text:span text:style-name="T1">End Module</text:span></text:p>
      <text:p text:style-name="P1"/>
      <text:p text:style-name="Standard"><text:span text:style-name="T1">Module calculation (Double cost)</text:span></text:p>
      <text:p text:style-name="Standard"><text:span text:style-name="T1">Declare Double min</text:span></text:p>
      <text:p text:style-name="Standard"><text:span text:style-name="T1">Set min = cost * 0.8</text:span></text:p>
      <text:p text:style-name="Standard"><text:span text:style-name="T1">Display “Minimal insurance for your property should be $” , min</text:span></text:p>
      <text:p text:style-name="Standard"><text:span text:style-name="T1">End Modul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3$Win32 OpenOffice.org_project/413m1$Build-9783</meta:generator>
    <dc:date>2017-06-13T11:37:17.27</dc:date>
    <meta:document-statistic meta:table-count="0" meta:image-count="0" meta:object-count="0" meta:page-count="1" meta:paragraph-count="16" meta:word-count="84" meta:character-count="500"/>
    <meta:user-defined meta:name="Info 1"/>
    <meta:user-defined meta:name="Info 2"/>
    <meta:user-defined meta:name="Info 3"/>
    <meta:user-defined meta:name="Info 4"/>
  </office:meta>
</office:document-meta>
</file>